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E000002A081FBC837.png" manifest:media-type="image/png"/>
  <manifest:file-entry manifest:full-path="Pictures/100000000000017D000001E93CCD591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493cm" svg:height="17.779cm" svg:x="14.758cm" svg:y="1.766cm">
          <draw:image xlink:href="Pictures/100000000000017D000001E93CCD591B.png" xlink:type="simple" xlink:show="embed" xlink:actuate="onLoad">
            <text:p/>
          </draw:image>
        </draw:frame>
        <draw:frame draw:style-name="gr1" draw:text-style-name="P1" draw:layer="layout" svg:width="13.493cm" svg:height="17.779cm" svg:x="1.258cm" svg:y="1.766cm">
          <draw:image xlink:href="Pictures/10000000000001FE000002A081FBC83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5T15:55:20.370107959</meta:creation-date>
    <dc:date>2014-06-05T16:54:40.979042213</dc:date>
    <meta:editing-duration>PT44M10S</meta:editing-duration>
    <meta:editing-cycles>1</meta:editing-cycles>
    <meta:document-statistic meta:object-count="2"/>
    <meta:generator>LibreOffice/4.2.3.3$Linux_X86_64 LibreOffice_project/420m0$Build-3</meta:generator>
  </office:meta>
</office:document-meta>
</file>